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áctica comparativa </text:p>
      <text:p text:style-name="Standard"/>
      <text:p text:style-name="Standard">Objetivo: hacer un análisis comparativo para resolver el problema de Matilda.</text:p>
      <text:p text:style-name="Standard"/>
      <text:p text:style-name="Standard">En la familia somos tres hermanos y nuestro padre, que se encuentra de viaje en el exterior, nos envió de regalo tres procesadores para nuestras diferentes necesidades, yo (Matilda) le pedí uno para poder jugar al tan esperado Cyberpunk 2077, mi pequeño hermano, Marcelo, en cambio, solamente le pidió uno para ejecutar la suite de Office 2019 y, por último, mi hermano mayor le encargó uno para poder hacer ediciones de video en un programa llamado Wondershare Filmora X.</text:p>
      <text:p text:style-name="Standard"/>
      <text:p text:style-name="Standard">Estamos confundidos debido a que no los etiqueto con nombres…</text:p>
      <text:p text:style-name="Standard"/>
      <text:p text:style-name="Standard">Nuestro padre nos envió los siguientes procesadores:</text:p>
      <text:p text:style-name="Standard"/>
      <text:p text:style-name="Standard">Amd Ryzen 5 (Para Matilda)</text:p>
      <text:p text:style-name="Standard">Amd a8 (Para Hermano Mayor)</text:p>
      <text:p text:style-name="Standard">intel i3 3230 (Para Marcelo)</text:p>
      <text:p text:style-name="Standard"/>
      <text:p text:style-name="Standard">¿Cuál es para cada u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S</meta:editing-duration>
    <meta:editing-cycles>3</meta:editing-cycles>
    <meta:generator>OpenOffice/4.1.8$Win32 OpenOffice.org_project/418m3$Build-9803</meta:generator>
    <dc:date>2021-06-20T14:58:23.09</dc:date>
    <meta:document-statistic meta:table-count="0" meta:image-count="0" meta:object-count="0" meta:page-count="1" meta:paragraph-count="9" meta:word-count="129" meta:character-count="787"/>
    <dc:creator>Laura Ruiz</dc:creator>
    <meta:user-defined meta:name="Info 1"/>
    <meta:user-defined meta:name="Info 2"/>
    <meta:user-defined meta:name="Info 3"/>
    <meta:user-defined meta:name="Info 4"/>
  </office:meta>
</office:document-meta>
</file>